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ab7fa" officeooo:paragraph-rsid="0012f8f0"/>
    </style:style>
    <style:style style:name="P2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15c0a1" officeooo:paragraph-rsid="0012f8f0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17907b" officeooo:paragraph-rsid="0012f8f0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11e8c1" officeooo:paragraph-rsid="001b4b22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2f8f0" officeooo:paragraph-rsid="0012f8f0"/>
    </style:style>
    <style:style style:name="P6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25c01a" officeooo:paragraph-rsid="0012f8f0"/>
    </style:style>
    <style:style style:name="P7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1e8c1" officeooo:paragraph-rsid="00138e1f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1e8c1" officeooo:paragraph-rsid="001b4b22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138e1f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a036c" officeooo:paragraph-rsid="00138e1f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a036c" officeooo:paragraph-rsid="0016a07b"/>
    </style:style>
    <style:style style:name="P12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color="#000000" officeooo:rsid="001cc42e" officeooo:paragraph-rsid="00138e1f"/>
    </style:style>
    <style:style style:name="P1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color="#000000" officeooo:rsid="00142519" officeooo:paragraph-rsid="00138e1f"/>
    </style:style>
    <style:style style:name="P1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6a07b" officeooo:paragraph-rsid="001b4b22"/>
    </style:style>
    <style:style style:name="P1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1b4b22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font-weight="normal" officeooo:rsid="0015c0a1" officeooo:paragraph-rsid="0012f8f0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officeooo:rsid="000e939f" officeooo:paragraph-rsid="0012f8f0"/>
    </style:style>
    <style:style style:name="P18" style:family="paragraph" style:parent-style-name="Standard">
      <style:text-properties fo:font-weight="bold" officeooo:rsid="0015c0a1" officeooo:paragraph-rsid="0012f8f0" style:font-weight-asian="bold" style:font-weight-complex="bold"/>
    </style:style>
    <style:style style:name="P19" style:family="paragraph" style:parent-style-name="Standard">
      <style:text-properties fo:font-weight="bold" officeooo:rsid="00142519" officeooo:paragraph-rsid="0012f8f0" style:font-weight-asian="bold" style:font-weight-complex="bold"/>
    </style:style>
    <style:style style:name="P20" style:family="paragraph" style:parent-style-name="Standard">
      <style:text-properties fo:font-weight="bold" officeooo:rsid="002833d9" officeooo:paragraph-rsid="0019cef2" style:font-weight-asian="bold" style:font-weight-complex="bold"/>
    </style:style>
    <style:style style:name="P21" style:family="paragraph" style:parent-style-name="Standard">
      <style:text-properties fo:font-weight="normal" officeooo:paragraph-rsid="0012f8f0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7907b" officeooo:paragraph-rsid="0012f8f0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2f8f0" officeooo:paragraph-rsid="0012f8f0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5c0a1" officeooo:paragraph-rsid="0012f8f0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197216" officeooo:paragraph-rsid="0012f8f0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15c0a1" officeooo:paragraph-rsid="0012f8f0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12f8f0" officeooo:paragraph-rsid="0012f8f0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142519" officeooo:paragraph-rsid="00138e1f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142519" officeooo:paragraph-rsid="001b4b22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ab7fa" officeooo:paragraph-rsid="00138e1f"/>
    </style:style>
    <style:style style:name="P3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15c0a1" officeooo:paragraph-rsid="0012f8f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216" style:font-weight-asian="bold" style:font-weight-complex="bold"/>
    </style:style>
    <style:style style:name="T3" style:family="text">
      <style:text-properties fo:font-weight="bold" officeooo:rsid="00142519" style:font-weight-asian="bold" style:font-weight-complex="bold"/>
    </style:style>
    <style:style style:name="T4" style:family="text">
      <style:text-properties fo:font-weight="bold" officeooo:rsid="0017907b" style:font-weight-asian="bold" style:font-weight-complex="bold"/>
    </style:style>
    <style:style style:name="T5" style:family="text">
      <style:text-properties fo:font-weight="bold" officeooo:rsid="0015c0a1" style:font-weight-asian="bold" style:font-weight-complex="bold"/>
    </style:style>
    <style:style style:name="T6" style:family="text">
      <style:text-properties fo:font-weight="bold" officeooo:rsid="0011e8c1" style:font-weight-asian="bold" style:font-weight-complex="bold"/>
    </style:style>
    <style:style style:name="T7" style:family="text">
      <style:text-properties fo:font-weight="bold" officeooo:rsid="0012f8f0" style:font-weight-asian="bold" style:font-weight-complex="bold"/>
    </style:style>
    <style:style style:name="T8" style:family="text">
      <style:text-properties fo:font-weight="bold" officeooo:rsid="001a036c" style:font-weight-asian="bold" style:font-weight-complex="bold"/>
    </style:style>
    <style:style style:name="T9" style:family="text">
      <style:text-properties fo:font-weight="bold" officeooo:rsid="0014219f" style:font-weight-asian="bold" style:font-weight-complex="bold"/>
    </style:style>
    <style:style style:name="T10" style:family="text">
      <style:text-properties fo:font-weight="bold" officeooo:rsid="0015bef2" style:font-weight-asian="bold" style:font-weight-complex="bold"/>
    </style:style>
    <style:style style:name="T11" style:family="text">
      <style:text-properties fo:font-weight="bold" officeooo:rsid="001682df" style:font-weight-asian="bold" style:font-weight-complex="bold"/>
    </style:style>
    <style:style style:name="T12" style:family="text">
      <style:text-properties fo:font-weight="bold" officeooo:rsid="001b4b22" style:font-weight-asian="bold" style:font-weight-complex="bold"/>
    </style:style>
    <style:style style:name="T13" style:family="text">
      <style:text-properties officeooo:rsid="00197216"/>
    </style:style>
    <style:style style:name="T14" style:family="text">
      <style:text-properties officeooo:rsid="0014251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036c" style:font-weight-asian="normal" style:font-weight-complex="normal"/>
    </style:style>
    <style:style style:name="T17" style:family="text">
      <style:text-properties fo:font-weight="normal" officeooo:rsid="0015c0a1" style:font-weight-asian="normal" style:font-weight-complex="normal"/>
    </style:style>
    <style:style style:name="T18" style:family="text">
      <style:text-properties fo:font-weight="normal" officeooo:rsid="001b4b22" style:font-weight-asian="normal" style:font-weight-complex="normal"/>
    </style:style>
    <style:style style:name="T19" style:family="text">
      <style:text-properties fo:font-weight="normal" officeooo:rsid="00142519" style:font-weight-asian="normal" style:font-weight-complex="normal"/>
    </style:style>
    <style:style style:name="T20" style:family="text">
      <style:text-properties fo:font-weight="normal" officeooo:rsid="001d3bda" style:font-weight-asian="normal" style:font-weight-complex="normal"/>
    </style:style>
    <style:style style:name="T21" style:family="text">
      <style:text-properties style:text-line-through-style="none" style:text-line-through-type="none" fo:font-weight="normal" style:font-weight-asian="normal" style:font-weight-complex="normal"/>
    </style:style>
    <style:style style:name="T22" style:family="text">
      <style:text-properties officeooo:rsid="0015c0a1"/>
    </style:style>
    <style:style style:name="T23" style:family="text">
      <style:text-properties officeooo:rsid="0011e8c1"/>
    </style:style>
    <style:style style:name="T24" style:family="text">
      <style:text-properties officeooo:rsid="0012f8f0"/>
    </style:style>
    <style:style style:name="T25" style:family="text">
      <style:text-properties style:use-window-font-color="true" fo:font-weight="bold" officeooo:rsid="001a036c" style:font-weight-asian="bold" style:font-weight-complex="bold"/>
    </style:style>
    <style:style style:name="T26" style:family="text">
      <style:text-properties style:use-window-font-color="true" fo:font-weight="bold" officeooo:rsid="001601a1" style:font-weight-asian="bold" style:font-weight-complex="bold"/>
    </style:style>
    <style:style style:name="T27" style:family="text">
      <style:text-properties fo:color="#ce181e" fo:font-weight="bold" style:font-weight-asian="bold" style:font-weight-complex="bold"/>
    </style:style>
    <style:style style:name="T28" style:family="text">
      <style:text-properties fo:color="#ce181e" fo:font-weight="bold" officeooo:rsid="00138e1f" style:font-weight-asian="bold" style:font-weight-complex="bold"/>
    </style:style>
    <style:style style:name="T29" style:family="text">
      <style:text-properties fo:color="#ce181e" fo:font-weight="bold" officeooo:rsid="0013b577" style:font-weight-asian="bold" style:font-weight-complex="bold"/>
    </style:style>
    <style:style style:name="T30" style:family="text">
      <style:text-properties officeooo:rsid="001a036c"/>
    </style:style>
    <style:style style:name="T31" style:family="text">
      <style:text-properties fo:color="#00a933"/>
    </style:style>
    <style:style style:name="T32" style:family="text">
      <style:text-properties fo:color="#00a933" style:text-line-through-style="none" style:text-line-through-type="none"/>
    </style:style>
    <style:style style:name="T33" style:family="text">
      <style:text-properties fo:color="#00a933" style:text-line-through-style="none" style:text-line-through-type="none" fo:font-weight="normal" officeooo:rsid="001a036c" style:font-weight-asian="normal" style:font-weight-complex="normal"/>
    </style:style>
    <style:style style:name="T34" style:family="text">
      <style:text-properties fo:color="#00a933" officeooo:rsid="001a036c"/>
    </style:style>
    <style:style style:name="T35" style:family="text">
      <style:text-properties officeooo:rsid="001ed46e"/>
    </style:style>
    <style:style style:name="T36" style:family="text">
      <style:text-properties fo:color="#000000"/>
    </style:style>
    <style:style style:name="T37" style:family="text">
      <style:text-properties fo:color="#000000" fo:font-weight="bold" style:font-weight-asian="bold" style:font-weight-complex="bold"/>
    </style:style>
    <style:style style:name="T38" style:family="text">
      <style:text-properties fo:color="#000000" officeooo:rsid="001ea5a0"/>
    </style:style>
    <style:style style:name="T39" style:family="text">
      <style:text-properties fo:color="#000000" officeooo:rsid="0015bef2"/>
    </style:style>
    <style:style style:name="T40" style:family="text">
      <style:text-properties officeooo:rsid="0012e2c8"/>
    </style:style>
    <style:style style:name="T41" style:family="text">
      <style:text-properties officeooo:rsid="0013b577"/>
    </style:style>
    <style:style style:name="T42" style:family="text">
      <style:text-properties officeooo:rsid="0014219f"/>
    </style:style>
    <style:style style:name="T43" style:family="text">
      <style:text-properties officeooo:rsid="001682df"/>
    </style:style>
    <style:style style:name="T44" style:family="text">
      <style:text-properties officeooo:rsid="0016a0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Help <text:span text:style-name="T24">Balance</text:span><text:span text:style-name="T15"> – Instructions for the </text:span><text:span text:style-name="T41">Balance</text:span> Test<text:span text:style-name="T15"> row on the GUI</text:span></text:p>
      <text:p text:style-name="P21"/>
      <text:p text:style-name="P20"><text:span text:style-name="T15">T</text:span><text:span text:style-name="T17">he </text:span><text:span text:style-name="T24">Standing Balance Test</text:span><text:span text:style-name="T17"> m</text:span><text:span text:style-name="T15">easures time.</text:span></text:p>
      <text:p text:style-name="P21"/>
      <text:p text:style-name="P26"><text:span text:style-name="T24">STANDING BALANCE</text:span><text:span text:style-name="T1"> TEST</text:span></text:p>
      <text:p text:style-name="P31">The <text:span text:style-name="T7">Standing Balance </text:span><text:span text:style-name="T1">Test</text:span> is <text:span text:style-name="T24">with the subject standing still for 10 seconds in each of 3 tests with the feet side-by-side, </text:span>semi-tandem, <text:span text:style-name="T24">and </text:span>tandem. <text:span text:style-name="T24">The subject must not move feet or head for 10 s. The boxes in the video on the head and 2 feet will move with those body parts. In this way the software will know if the subject moved. </text:span></text:p>
      <text:p text:style-name="P24"/>
      <text:p text:style-name="P29">TEST PROCEDURE FOR SUBJECT</text:p>
      <text:p text:style-name="P15"><text:span text:style-name="T12">1.</text:span><text:span text:style-name="T18"> </text:span><text:span text:style-name="T19">Aim camera at crotch level of subject at 4 m distance.</text:span></text:p>
      <text:p text:style-name="P15"><text:span text:style-name="T12">2.</text:span><text:span text:style-name="T18"> </text:span><text:span text:style-name="T19">Paper marker is at 3.5 m.</text:span></text:p>
      <text:p text:style-name="P15"><text:span text:style-name="T12">3.</text:span><text:span text:style-name="T18"> </text:span><text:span text:style-name="T19">Good lighting </text:span><text:span text:style-name="T20">is needed,</text:span><text:span text:style-name="T19"> but not too bright on the marker on the floor.</text:span></text:p>
      <text:p text:style-name="P15"><text:span text:style-name="T12">4</text:span><text:span text:style-name="T3">. </text:span><text:span text:style-name="T14">The subject can get steadied in </text:span>position <text:span text:style-name="T23">and turn head to face the cameras</text:span>.</text:p>
      <text:p text:style-name="P14"><text:span text:style-name="T12">5</text:span><text:span text:style-name="T1">. </text:span>The subject releases hold on any objects and stands still for 10 s until the recording video window closes.</text:p>
      <text:p text:style-name="P8"><text:span text:style-name="T12">6</text:span><text:span text:style-name="T1">. </text:span><text:span text:style-name="T30">After that, if doing in 1 Step, you can watch</text:span> the next video play during processing. <text:span text:style-name="T40">It shows boxes around the head and feet.</text:span></text:p>
      <text:p text:style-name="P4"><text:span text:style-name="T12">7</text:span>. After that video, wait for the prompt in the Shell, <text:span text:style-name="T1">“ALL DONE”</text:span>. <text:span text:style-name="T44">If only recording, almost no wait is needed.</text:span></text:p>
      <text:p text:style-name="P24"/>
      <text:p text:style-name="P27">THE 3 FEET POSITIONS</text:p>
      <text:p text:style-name="P23">See the image in the left column on the GUI. </text:p>
      <text:p text:style-name="P16"><text:span text:style-name="T4">1. </text:span><text:span text:style-name="T7">Side-by-side</text:span> is <text:span text:style-name="T24">with the subject’s body and face facing the camera.</text:span></text:p>
      <text:p text:style-name="P2"><text:span text:style-name="T7">2</text:span><text:span text:style-name="T4">. </text:span><text:span text:style-name="T7">S</text:span><text:span text:style-name="T1">emi-tandem</text:span> is <text:span text:style-name="T24">with the subject’s body and face facing the camera.</text:span></text:p>
      <text:p text:style-name="P2"><text:span text:style-name="T7">3</text:span><text:span text:style-name="T4">. </text:span><text:span text:style-name="T7">T</text:span><text:span text:style-name="T1">andem</text:span> is <text:span text:style-name="T24">with the subject’s feet turned about 30 or 35 degrees to the direction of the forward foot. The face is facing the camera.</text:span></text:p>
      <text:p text:style-name="P2"/>
      <text:p text:style-name="P25">1 STEP OR 2 STEPS</text:p>
      <text:p text:style-name="P22">A <text:span text:style-name="T7">Standing Balance</text:span><text:span text:style-name="T5"> Test</text:span><text:span text:style-name="T22"> </text:span>can be recorded and processed 2 different ways:</text:p>
      <text:p text:style-name="P3"><text:span text:style-name="T1">1. Do it in 2 steps</text:span> by recording and later processing. This way is good for when you want to record multiple runs quickly without having to wait for any processing.</text:p>
      <text:p text:style-name="P3"><text:span text:style-name="T1">2. Do it in 1 step</text:span> by recording and processing together. This way is good for doing only 1 run and waiting for processing to finish before doing another run. It will take a few minutes because of the processing part.</text:p>
      <text:p text:style-name="P2"/>
      <text:p text:style-name="P19">BEFORE TESTING</text:p>
      <text:p text:style-name="P17"><text:span text:style-name="T6">1.</text:span><text:span text:style-name="T23"> Measure floor distances of 3.5 m and 4 m and mark with masking tape. Fold the tape on one end to make a handle to easily grab and remove the tape later.</text:span></text:p>
      <text:p text:style-name="P1"><text:span text:style-name="T2">2.</text:span><text:span text:style-name="T13"> Put a marker at 3.5 m. The marker image should be big enough, about 11 cm wide. It is on a piece of paper folded in half to make it stand up. The purpose of the marker is to help the software find the position of the feet.</text:span></text:p>
      <text:p text:style-name="P5"><text:span text:style-name="T1">3.</text:span> The subject will stand centered behind the marker with the most forward toe(s) at 4 m tape.</text:p>
      <text:p text:style-name="P6"><text:span text:style-name="T7">4</text:span><text:span text:style-name="T1">. </text:span>The cameras should be centered horizontally <text:span text:style-name="T24">and</text:span> vertically on the <text:span text:style-name="T24">subject’s crotch</text:span>.</text:p>
      <text:p text:style-name="P1"/>
      <text:p text:style-name="P28">TEST BUTTONS</text:p>
      <text:p text:style-name="P9"><text:span text:style-name="T25">1. </text:span><text:span text:style-name="T27">Record </text:span><text:span text:style-name="T28">Bala</text:span><text:span text:style-name="T29">n</text:span><text:span text:style-name="T28">ce</text:span>. It records <text:span text:style-name="T41">a </text:span>video file of the subject <text:span text:style-name="T41">standing</text:span>. </text:p>
      <text:p text:style-name="P9">For each run <text:span text:style-name="T41">1</text:span> video file and a pickle file <text:span text:style-name="T30">(pkl)</text:span> <text:span text:style-name="T30">for data </text:span>are created. These files are in the following folder: <text:span text:style-name="T32">/home/pi/process/balanceRecorded</text:span></text:p>
      <text:p text:style-name="P9"><text:span text:style-name="T26">2</text:span><text:span text:style-name="T25">. </text:span><text:span text:style-name="T27">In 1 Step</text:span>. It does everything noted above for the <text:span text:style-name="T1">Record </text:span><text:span text:style-name="T9">Balance</text:span><text:span text:style-name="T15"> button, </text:span><text:span text:style-name="T16">but </text:span>also processes the video recording which takes a few minutes. <text:span text:style-name="T35">During the processing you will see a result video being created showing 3 boxes around the subject’s head and 2 feet. </text:span></text:p>
      <text:p text:style-name="P9"><text:span text:style-name="T42">The </text:span><text:span text:style-name="T9">Balance Elapsed time</text:span><text:span text:style-name="T42"> r</text:span>esult <text:span text:style-name="T42">is</text:span> shown in the <text:span text:style-name="T1">Results</text:span> column in the <text:span text:style-name="T1">GUI</text:span> on the right.</text:p>
      <text:p text:style-name="P9">There are also result files of <text:span text:style-name="T8">plots (.png)</text:span><text:span text:style-name="T16"> and </text:span><text:span text:style-name="T8">videos (.avi)</text:span> in the following folder: <text:span text:style-name="T31">/home/pi/runsBalance</text:span><text:span text:style-name="T36">.</text:span></text:p>
      <text:p text:style-name="P10"><text:span text:style-name="T37">Data output file</text:span><text:span text:style-name="T36"> will be at </text:span><text:span text:style-name="T31">/home/pi/md4/TXT_CSV</text:span><text:span text:style-name="T36">. The file </text:span><text:span text:style-name="T39">i</text:span><text:span text:style-name="T36">s </text:span><text:span text:style-name="T31">balanceTest.csv</text:span><text:span text:style-name="T36">.</text:span></text:p>
      <text:p text:style-name="P7"><text:span text:style-name="T38">W</text:span><text:span text:style-name="T36">ait for the prompt in the </text:span><text:span text:style-name="T37">Shell</text:span><text:span text:style-name="T36">, </text:span><text:span text:style-name="T37">“ALL DONE”</text:span><text:span text:style-name="T36">.</text:span></text:p>
      <text:p text:style-name="P9"><text:span text:style-name="T26">3</text:span><text:span text:style-name="T25">. </text:span><text:span text:style-name="T27">Process</text:span>. It will process any recorded <text:span text:style-name="T43">Balance</text:span> videos done with the <text:span text:style-name="T1">Record </text:span><text:span text:style-name="T11">Balance</text:span><text:span text:style-name="T21"> button</text:span><text:span text:style-name="T15"> </text:span><text:span text:style-name="T16">that are in the folder </text:span><text:span text:style-name="T33">/home/pi/process/balanceRecorded</text:span>. If there is an error it could be that some previous recording was incomplete and proper recording files were not created. The <text:span text:style-name="T30">number of files </text:span>must be a multiple of <text:span text:style-name="T43">2</text:span>.</text:p>
      <text:p text:style-name="P10">Some <text:span text:style-name="T1">progress information</text:span> will be shown in the <text:span text:style-name="T10">S</text:span><text:span text:style-name="T1">hell</text:span> in the lower part of the <text:span text:style-name="T1">Thonny</text:span> window. It generally takes about 20 or 25 times the total recording time to complete the processing. For example, if there were 3 runs of 10 s each, the total recording time is 30 s. It will take 600 s or 750 s to complete processing.</text:p>
      <text:p text:style-name="P9"><text:span text:style-name="T30">There will be </text:span><text:span text:style-name="T8">plots (.png)</text:span><text:span text:style-name="T30"> and </text:span><text:span text:style-name="T8">videos (.avi)</text:span><text:span text:style-name="T30"> output files at </text:span><text:span text:style-name="T34">/home/pi/process/balanceProcessed</text:span><text:span text:style-name="T30">. </text:span></text:p>
      <text:p text:style-name="P11"><text:span text:style-name="T1">Data output file</text:span> will be at <text:span text:style-name="T31">/home/pi/md4/TXT_CSV</text:span>. The file <text:span text:style-name="T44">is</text:span> <text:span text:style-name="T36"><text:s/></text:span><text:span text:style-name="T31">balanceTest.csv</text:span></text:p>
      <text:p text:style-name="P12">The GUI will not show progress or results.</text:p>
      <text:p text:style-name="P13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16:23:33.415836807</dc:date>
    <meta:editing-duration>PT1H33M23S</meta:editing-duration>
    <meta:editing-cycles>14</meta:editing-cycles>
    <meta:generator>LibreOffice/6.1.5.2$Linux_ARM_EABI LibreOffice_project/10$Build-2</meta:generator>
    <meta:document-statistic meta:table-count="0" meta:image-count="0" meta:object-count="0" meta:page-count="1" meta:paragraph-count="39" meta:word-count="752" meta:character-count="4103" meta:non-whitespace-character-count="3383"/>
  </office:meta>
</office:document-meta>
</file>